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>import math</text:p>
      <text:p text:style-name="Standard">import scipy.integrate as integrate</text:p>
      <text:p text:style-name="Standard">from scipy import optimize,stats</text:p>
      <text:p text:style-name="Standard">import pandas as pd</text:p>
      <text:p text:style-name="Standard">from scipy import special</text:p>
      <text:p text:style-name="Standard">import math as m</text:p>
      <text:p text:style-name="Standard">from scipy.optimize import fsolve</text:p>
      <text:p text:style-name="Standard"/>
      <text:p text:style-name="Standard">def alpha(r,l,n):</text:p>
      <text:p text:style-name="Standard"><text:s text:c="4"/>a = ((l*(l+1)/(2*r*2))+(2/r)-(1/n*2))</text:p>
      <text:p text:style-name="Standard"><text:s text:c="4"/>return a </text:p>
      <text:p text:style-name="Standard"/>
      <text:p text:style-name="Standard">def numerov(xi,xf,N,func):</text:p>
      <text:p text:style-name="Standard"><text:s text:c="4"/>x = np.linspace(xi,xf,N)</text:p>
      <text:p text:style-name="Standard"><text:s text:c="4"/>h = x[1]-x[0]</text:p>
      <text:p text:style-name="Standard"><text:s text:c="4"/>C = []</text:p>
      <text:p text:style-name="Standard"><text:s text:c="4"/>U = np.zeros((N))</text:p>
      <text:p text:style-name="Standard"><text:s text:c="4"/>X = []</text:p>
      <text:p text:style-name="Standard"><text:s text:c="4"/>U[0] = 0</text:p>
      <text:p text:style-name="Standard"><text:s text:c="4"/>U[1] = h</text:p>
      <text:p text:style-name="Standard"><text:s text:c="4"/>C_i = 1+(h**2/12)*func(x,l,n)</text:p>
      <text:p text:style-name="Standard"><text:s text:c="4"/>C.append(C_i)</text:p>
      <text:p text:style-name="Standard"><text:s text:c="4"/>for i in range(1,N-1):</text:p>
      <text:p text:style-name="Standard"><text:s text:c="8"/>U[i+1] = (1/C[0][i+1])*((12-10*C[0][i])*U[i]-C[0][i-1]*U[i-1])</text:p>
      <text:p text:style-name="Standard"><text:s text:c="4"/>return U,x</text:p>
      <text:p text:style-name="Standard"/>
      <text:p text:style-name="Standard">def app_end(U,X):</text:p>
      <text:p text:style-name="Standard"><text:s text:c="4"/>U_ = np.delete(U, len(U)-1)</text:p>
      <text:p text:style-name="Standard"><text:s text:c="4"/>result_list = []</text:p>
      <text:p text:style-name="Standard"><text:s text:c="4"/>result_list = list(U_) </text:p>
      <text:p text:style-name="Standard"><text:s text:c="4"/>for item in X:</text:p>
      <text:p text:style-name="Standard"><text:s text:c="8"/>result_list.append(item)</text:p>
      <text:p text:style-name="Standard"><text:s text:c="4"/>return result_list</text:p>
      <text:p text:style-name="Standard"/>
      <text:p text:style-name="Standard">def turning_point(n):</text:p>
      <text:p text:style-name="Standard"><text:s text:c="4"/>x_cl = n**2</text:p>
      <text:p text:style-name="Standard"><text:s text:c="4"/>return x_cl</text:p>
      <text:p text:style-name="Standard"/>
      <text:p text:style-name="Standard">def matching_u(xi,xf,n,N,func):</text:p>
      <text:p text:style-name="Standard"><text:s text:c="4"/>x_cl = turning_point(n)</text:p>
      <text:p text:style-name="Standard"><text:s text:c="4"/>U,X = numerov(xi,x_cl,N,alpha)</text:p>
      <text:p text:style-name="Standard"><text:s text:c="4"/>U1,X1 = numerov(xf,x_cl,N,alpha)</text:p>
      <text:p text:style-name="Standard"><text:s text:c="4"/># plt.plot(X,U,label="forward")</text:p>
      <text:p text:style-name="Standard"><text:s text:c="4"/># plt.plot(X1,U1,label = "backward")</text:p>
      <text:p text:style-name="Standard"><text:s text:c="4"/># plt.legend()</text:p>
      <text:p text:style-name="Standard"><text:s text:c="4"/># plt.grid()</text:p>
      <text:p text:style-name="Standard"><text:s text:c="4"/># plt.show()</text:p>
      <text:p text:style-name="Standard"><text:s text:c="4"/>resc_fac = U[-1]/U1[-1]</text:p>
      <text:p text:style-name="Standard"><text:s text:c="4"/>p1=[]</text:p>
      <text:p text:style-name="Standard"><text:s text:c="4"/>for i in range(len(U)):</text:p>
      <text:p text:style-name="Standard"><text:soft-page-break/><text:s text:c="8"/>p = U1[i]</text:p>
      <text:p text:style-name="Standard"><text:s text:c="8"/>p1.append(resc_fac*p)</text:p>
      <text:p text:style-name="Standard"><text:s text:c="4"/># plt.plot(X,U,label="forward")</text:p>
      <text:p text:style-name="Standard"><text:s text:c="4"/># plt.plot(X1,p1,label = "backward")</text:p>
      <text:p text:style-name="Standard"><text:s text:c="4"/># plt.legend()</text:p>
      <text:p text:style-name="Standard"><text:s text:c="4"/># plt.grid()</text:p>
      <text:p text:style-name="Standard"><text:s text:c="4"/># plt.show()</text:p>
      <text:p text:style-name="Standard"><text:s text:c="4"/>print("sahi hai")</text:p>
      <text:p text:style-name="Standard"><text:s text:c="4"/>u_total=np.concatenate((U[:-2],np.array(p1[::-1])))</text:p>
      <text:p text:style-name="Standard"><text:s text:c="4"/>x_total=np.concatenate((X[:-2],np.array(X1[::-1])))</text:p>
      <text:p text:style-name="Standard"><text:s text:c="4"/>a = integrate.simps(np.power(u_total,2),x_total)</text:p>
      <text:p text:style-name="Standard"><text:s text:c="4"/>u = u_total/np.sqrt(a)</text:p>
      <text:p text:style-name="Standard"><text:s text:c="4"/>plt.plot(x_total,u)</text:p>
      <text:p text:style-name="Standard"><text:s text:c="4"/>plt.grid()</text:p>
      <text:p text:style-name="Standard"><text:s text:c="4"/>plt.show()</text:p>
      <text:p text:style-name="Standard"><text:s text:c="4"/>return U,X,U1,X1,p1</text:p>
      <text:p text:style-name="Standard"/>
      <text:p text:style-name="Standard">N = 100;n =1;l = 0</text:p>
      <text:p text:style-name="Standard">xi = 10**(-14);xf = 20</text:p>
      <text:p text:style-name="Standard">U,X,U1,X1,p1 = matching_u(xi,xf,n,N,alpha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9:48:10.469379101</meta:creation-date>
    <dc:date>2022-11-16T19:48:29.332588140</dc:date>
    <meta:editing-duration>PT20S</meta:editing-duration>
    <meta:editing-cycles>1</meta:editing-cycles>
    <meta:document-statistic meta:table-count="0" meta:image-count="0" meta:object-count="0" meta:page-count="2" meta:paragraph-count="66" meta:word-count="179" meta:character-count="1657" meta:non-whitespace-character-count="1330"/>
    <meta:generator>LibreOffice/6.4.7.2$Linux_X86_64 LibreOffice_project/40$Build-2</meta:generator>
  </office:meta>
</office:document-meta>
</file>